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Optionnel,1|Obligatoire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Non,1|Oui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/>
          <table:table-cell table:number-columns-repeated="242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END</text:p>
          </table:table-cell>
          <table:table-cell table:number-columns-repeated="255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2">02/03/2007</text:date>, <text:time>10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20T10:08:16</meta:creation-date>
    <dc:date>2007-03-02T10:17:53</dc:date>
    <dc:language>fr-FR</dc:language>
    <meta:editing-cycles>16</meta:editing-cycles>
    <meta:editing-duration>PT4H14M36S</meta:editing-duration>
    <meta:user-defined meta:name="Info 1"/>
    <meta:user-defined meta:name="Info 2"/>
    <meta:user-defined meta:name="Info 3"/>
    <meta:user-defined meta:name="Info 4"/>
    <meta:document-statistic meta:table-count="3" meta:cell-count="995"/>
  </office:meta>
</office:document-meta>
</file>